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1.0kib">
            <text:p>1.0kib</text:p>
          </table:table-cell>
          <table:table-cell table:style-name="pd1" office:value-type="string" office:value="10.0kib">
            <text:p>10.0kib</text:p>
          </table:table-cell>
          <table:table-cell table:style-name="pd1" office:value-type="string" office:value="100.0kib">
            <text:p>100.0kib</text:p>
          </table:table-cell>
          <table:table-cell table:style-name="pd1" office:value-type="string" office:value="500.0kib">
            <text:p>500.0kib</text:p>
          </table:table-cell>
          <table:table-cell table:style-name="pd1" office:value-type="string" office:value="1.0mib">
            <text:p>1.0mib</text:p>
          </table:table-cell>
          <table:table-cell table:style-name="pd1" office:value-type="string" office:value="">
            <text:p/>
          </table:table-cell>
          <table:table-cell table:style-name="pd1" office:value-type="string" office:value="Units">
            <text:p>Units</text:p>
          </table:table-cell>
        </table:table-row>
        <table:table-row>
          <table:table-cell table:style-name="pd1" office:value-type="string" office:value="warp Total requests">
            <text:p>warp Total requests</text:p>
          </table:table-cell>
          <table:table-cell office:value-type="float" office:value="1190457.0">
            <text:p>1190457.0</text:p>
          </table:table-cell>
          <table:table-cell office:value-type="float" office:value="1171547.0">
            <text:p>1171547.0</text:p>
          </table:table-cell>
          <table:table-cell office:value-type="float" office:value="925372.0">
            <text:p>925372.0</text:p>
          </table:table-cell>
          <table:table-cell office:value-type="float" office:value="217219.0">
            <text:p>217219.0</text:p>
          </table:table-cell>
          <table:table-cell office:value-type="float" office:value="81010.0">
            <text:p>81010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warp Slowest">
            <text:p>warp Slowest</text:p>
          </table:table-cell>
          <table:table-cell office:value-type="float" office:value="165.0">
            <text:p>165.0</text:p>
          </table:table-cell>
          <table:table-cell office:value-type="float" office:value="229.0">
            <text:p>229.0</text:p>
          </table:table-cell>
          <table:table-cell office:value-type="float" office:value="167.0">
            <text:p>167.0</text:p>
          </table:table-cell>
          <table:table-cell office:value-type="float" office:value="190.0">
            <text:p>190.0</text:p>
          </table:table-cell>
          <table:table-cell office:value-type="float" office:value="240.0">
            <text:p>240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99th">
            <text:p>warp 99th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float" office:value="57.0">
            <text:p>57.0</text:p>
          </table:table-cell>
          <table:table-cell office:value-type="float" office:value="57.0">
            <text:p>57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90th">
            <text:p>warp 90th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4.0">
            <text:p>24.0</text:p>
          </table:table-cell>
          <table:table-cell office:value-type="float" office:value="44.0">
            <text:p>44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75th">
            <text:p>warp 75th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17.0">
            <text:p>17.0</text:p>
          </table:table-cell>
          <table:table-cell office:value-type="float" office:value="39.0">
            <text:p>39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Median">
            <text:p>warp Median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33.0">
            <text:p>33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25th">
            <text:p>warp 25th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Fastest">
            <text:p>warp Fastes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Throughput">
            <text:p>warp Throughput</text:p>
          </table:table-cell>
          <table:table-cell office:value-type="float" office:value="9924.0">
            <text:p>9924.0</text:p>
          </table:table-cell>
          <table:table-cell office:value-type="float" office:value="9766.0">
            <text:p>9766.0</text:p>
          </table:table-cell>
          <table:table-cell office:value-type="float" office:value="7713.0">
            <text:p>7713.0</text:p>
          </table:table-cell>
          <table:table-cell office:value-type="float" office:value="1812.0">
            <text:p>1812.0</text:p>
          </table:table-cell>
          <table:table-cell office:value-type="float" office:value="676.0">
            <text:p>676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iftop-warp Cumulative Sent">
            <text:p>iftop-warp Cumulative Sent</text:p>
          </table:table-cell>
          <table:table-cell office:value-type="float" office:value="1751121.0">
            <text:p>1751121.0</text:p>
          </table:table-cell>
          <table:table-cell office:value-type="float" office:value="1751121.0">
            <text:p>1751121.0</text:p>
          </table:table-cell>
          <table:table-cell office:value-type="float" office:value="1960837.0">
            <text:p>1960837.0</text:p>
          </table:table-cell>
          <table:table-cell office:value-type="float" office:value="126877696.0">
            <text:p>126877696.0</text:p>
          </table:table-cell>
          <table:table-cell office:value-type="float" office:value="108003328.0">
            <text:p>108003328.0</text:p>
          </table:table-cell>
          <table:table-cell office:value-type="string" office:value="">
            <text:p/>
          </table:table-cell>
          <table:table-cell office:value-type="string" office:value="obj/s">
            <text:p>obj/s</text:p>
          </table:table-cell>
        </table:table-row>
        <table:table-row>
          <table:table-cell table:style-name="pd1" office:value-type="string" office:value="iftop-warp Cumulative Received">
            <text:p>iftop-warp Cumulative Received</text:p>
          </table:table-cell>
          <table:table-cell office:value-type="float" office:value="4508876.0">
            <text:p>4508876.0</text:p>
          </table:table-cell>
          <table:table-cell office:value-type="float" office:value="26843545.0">
            <text:p>26843545.0</text:p>
          </table:table-cell>
          <table:table-cell office:value-type="float" office:value="260046848.0">
            <text:p>260046848.0</text:p>
          </table:table-cell>
          <table:table-cell office:value-type="float" office:value="62277025792.0">
            <text:p>62277025792.0</text:p>
          </table:table-cell>
          <table:table-cell office:value-type="float" office:value="66571993088.0">
            <text:p>66571993088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warp Cumulative Total">
            <text:p>iftop-warp Cumulative Total</text:p>
          </table:table-cell>
          <table:table-cell office:value-type="float" office:value="6259998.0">
            <text:p>6259998.0</text:p>
          </table:table-cell>
          <table:table-cell office:value-type="float" office:value="28521267.0">
            <text:p>28521267.0</text:p>
          </table:table-cell>
          <table:table-cell office:value-type="float" office:value="262144000.0">
            <text:p>262144000.0</text:p>
          </table:table-cell>
          <table:table-cell office:value-type="float" office:value="62384399974.0">
            <text:p>62384399974.0</text:p>
          </table:table-cell>
          <table:table-cell office:value-type="float" office:value="66679367270.0">
            <text:p>6667936727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Slowest">
            <text:p>oha Slowest</text:p>
          </table:table-cell>
          <table:table-cell office:value-type="float" office:value="21.0">
            <text:p>21.0</text:p>
          </table:table-cell>
          <table:table-cell office:value-type="float" office:value="22.0">
            <text:p>22.0</text:p>
          </table:table-cell>
          <table:table-cell office:value-type="float" office:value="41.0">
            <text:p>41.0</text:p>
          </table:table-cell>
          <table:table-cell office:value-type="float" office:value="34.0">
            <text:p>34.0</text:p>
          </table:table-cell>
          <table:table-cell office:value-type="float" office:value="44.0">
            <text:p>44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99th">
            <text:p>oha 99th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90th">
            <text:p>oha 90t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75th">
            <text:p>oha 75t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50th">
            <text:p>oha 50t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25th">
            <text:p>oha 25t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Fastest">
            <text:p>oha Fastes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quests/sec">
            <text:p>oha Requests/sec</text:p>
          </table:table-cell>
          <table:table-cell office:value-type="float" office:value="22643.0">
            <text:p>22643.0</text:p>
          </table:table-cell>
          <table:table-cell office:value-type="float" office:value="22252.0">
            <text:p>22252.0</text:p>
          </table:table-cell>
          <table:table-cell office:value-type="float" office:value="16504.0">
            <text:p>16504.0</text:p>
          </table:table-cell>
          <table:table-cell office:value-type="float" office:value="8790.0">
            <text:p>8790.0</text:p>
          </table:table-cell>
          <table:table-cell office:value-type="float" office:value="5536.0">
            <text:p>5536.0</text:p>
          </table:table-cell>
          <table:table-cell office:value-type="string" office:value="">
            <text:p/>
          </table:table-cell>
          <table:table-cell office:value-type="string" office:value="req/s">
            <text:p>req/s</text:p>
          </table:table-cell>
        </table:table-row>
        <table:table-row>
          <table:table-cell table:style-name="pd1" office:value-type="string" office:value="oha Total data">
            <text:p>oha Total data</text:p>
          </table:table-cell>
          <table:table-cell office:value-type="float" office:value="1395864371.0">
            <text:p>1395864371.0</text:p>
          </table:table-cell>
          <table:table-cell office:value-type="float" office:value="13668733419.0">
            <text:p>13668733419.0</text:p>
          </table:table-cell>
          <table:table-cell office:value-type="float" office:value="101404177858.0">
            <text:p>101404177858.0</text:p>
          </table:table-cell>
          <table:table-cell office:value-type="float" office:value="270046068736.0">
            <text:p>270046068736.0</text:p>
          </table:table-cell>
          <table:table-cell office:value-type="float" office:value="348332585123.0">
            <text:p>348332585123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Total requests">
            <text:p>oha Total requests</text:p>
          </table:table-cell>
          <table:table-cell office:value-type="float" office:value="1358609.0">
            <text:p>1358609.0</text:p>
          </table:table-cell>
          <table:table-cell office:value-type="float" office:value="1335154.0">
            <text:p>1335154.0</text:p>
          </table:table-cell>
          <table:table-cell office:value-type="float" office:value="990263.0">
            <text:p>990263.0</text:p>
          </table:table-cell>
          <table:table-cell office:value-type="float" office:value="527444.0">
            <text:p>527444.0</text:p>
          </table:table-cell>
          <table:table-cell office:value-type="float" office:value="332200.0">
            <text:p>33220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Sent">
            <text:p>iftop-oha Cumulative Sent</text:p>
          </table:table-cell>
          <table:table-cell office:value-type="float" office:value="39936.0">
            <text:p>39936.0</text:p>
          </table:table-cell>
          <table:table-cell office:value-type="float" office:value="47616.0">
            <text:p>47616.0</text:p>
          </table:table-cell>
          <table:table-cell office:value-type="float" office:value="92262.0">
            <text:p>92262.0</text:p>
          </table:table-cell>
          <table:table-cell office:value-type="float" office:value="27682406.0">
            <text:p>27682406.0</text:p>
          </table:table-cell>
          <table:table-cell office:value-type="float" office:value="39321600.0">
            <text:p>3932160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Received">
            <text:p>iftop-oha Cumulative Received</text:p>
          </table:table-cell>
          <table:table-cell office:value-type="float" office:value="84787.0">
            <text:p>84787.0</text:p>
          </table:table-cell>
          <table:table-cell office:value-type="float" office:value="553984.0">
            <text:p>553984.0</text:p>
          </table:table-cell>
          <table:table-cell office:value-type="float" office:value="5211422.0">
            <text:p>5211422.0</text:p>
          </table:table-cell>
          <table:table-cell office:value-type="float" office:value="16213501542.0">
            <text:p>16213501542.0</text:p>
          </table:table-cell>
          <table:table-cell office:value-type="float" office:value="19756849561.0">
            <text:p>19756849561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Total">
            <text:p>iftop-oha Cumulative Total</text:p>
          </table:table-cell>
          <table:table-cell office:value-type="float" office:value="124928.0">
            <text:p>124928.0</text:p>
          </table:table-cell>
          <table:table-cell office:value-type="float" office:value="601088.0">
            <text:p>601088.0</text:p>
          </table:table-cell>
          <table:table-cell office:value-type="float" office:value="5295308.0">
            <text:p>5295308.0</text:p>
          </table:table-cell>
          <table:table-cell office:value-type="float" office:value="16213501542.0">
            <text:p>16213501542.0</text:p>
          </table:table-cell>
          <table:table-cell office:value-type="float" office:value="19864223744.0">
            <text:p>19864223744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calc warp Avg B/Req">
            <text:p>calc warp Avg B/Req</text:p>
          </table:table-cell>
          <table:table-cell office:value-type="float" office:value="5.0">
            <text:p>5.0</text:p>
          </table:table-cell>
          <table:table-cell office:value-type="float" office:value="24.0">
            <text:p>24.0</text:p>
          </table:table-cell>
          <table:table-cell office:value-type="float" office:value="283.0">
            <text:p>283.0</text:p>
          </table:table-cell>
          <table:table-cell office:value-type="float" office:value="287195.0">
            <text:p>287195.0</text:p>
          </table:table-cell>
          <table:table-cell office:value-type="float" office:value="823100.0">
            <text:p>82310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calc oha Avg B/Req">
            <text:p>calc oha Avg B/Req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0739.0">
            <text:p>30739.0</text:p>
          </table:table-cell>
          <table:table-cell office:value-type="float" office:value="59795.0">
            <text:p>59795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